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34in"/>
    </style:style>
    <style:style style:name="co2" style:family="table-column">
      <style:table-column-properties fo:break-before="auto" style:column-width="1.7575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06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673in" fo:break-before="auto" style:use-optimal-row-height="fals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Lo urgente</text:p>
          </table:table-cell>
          <table:table-cell office:value-type="string" calcext:value-type="string">
            <text:p>Shiny_Server</text:p>
          </table:table-cell>
          <table:table-cell table:style-name="ce3" office:value-type="string" calcext:value-type="string">
            <text:p>Objetivo: Aplicacion abierta al publico.</text:p>
            <text:p/>
            <text:p>Servidor del ine tiene capacidad de </text:p>
            <text:p>Carga de usuarios 20.</text:p>
          </table:table-cell>
          <table:table-cell table:style-name="ce3" office:value-type="string" calcext:value-type="string">
            <text:p>Tareas: Montar Rstudio Server y ShinyServer. </text:p>
            <text:p>O utilizar el servidor que ya existe.  </text:p>
            <text:p>Den acceso al servidor que ya existe (solicitado)</text:p>
            <text:p>Hacer pruebas de Carga u otras. </text:p>
          </table:table-cell>
          <table:table-cell table:style-name="ce3" office:value-type="string" calcext:value-type="string">
            <text:p>Resolución: Montar un servidor</text:p>
          </table:table-cell>
          <table:table-cell table:style-name="ce3" table:number-columns-repeated="1019"/>
        </table:table-row>
        <table:table-row table:style-name="ro2">
          <table:table-cell office:value-type="string" calcext:value-type="string">
            <text:p>Importante</text:p>
          </table:table-cell>
          <table:table-cell office:value-type="string" calcext:value-type="string">
            <text:p>Shiny_Proxy</text:p>
          </table:table-cell>
          <table:table-cell table:style-name="ce3" office:value-type="string" calcext:value-type="string">
            <text:p>Para aplicaciones internas del INE. </text:p>
            <text:p>Ya que permite autentificación 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Largo plazo</text:p>
          </table:table-cell>
          <table:table-cell office:value-type="string" calcext:value-type="string">
            <text:p>Desarrollo propio para </text:p>
            <text:p>la solución de servidor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Lunes 12</text:p>
          </table:table-cell>
          <table:table-cell table:style-name="Default" office:value-type="string" calcext:value-type="string">
            <text:p>Presentamos planificación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Lunes 19</text:p>
          </table:table-cell>
          <table:table-cell table:style-name="Default" office:value-type="string" calcext:value-type="string">
            <text:p>Información sobre las pruebas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Lunes 26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5:34:04.420261488</meta:creation-date>
    <dc:date>2021-04-11T12:09:06.454637767</dc:date>
    <meta:editing-duration>PT9S</meta:editing-duration>
    <meta:editing-cycles>1</meta:editing-cycles>
    <meta:document-statistic meta:table-count="1" meta:cell-count="15" meta:object-count="0"/>
    <meta:generator>LibreOffice/6.4.6.2$Linux_X86_64 LibreOffice_project/40$Build-2</meta:generator>
  </office:meta>
</office:document-meta>
</file>